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text-align="center" style:justify-single-word="false"/>
      <style:text-properties officeooo:rsid="0013c91f" officeooo:paragraph-rsid="0018ffc5"/>
    </style:style>
    <style:style style:name="P2" style:family="paragraph" style:parent-style-name="Heading_20_2">
      <style:text-properties officeooo:paragraph-rsid="0013c91f"/>
    </style:style>
    <style:style style:name="P3" style:family="paragraph" style:parent-style-name="Heading_20_2">
      <style:text-properties officeooo:rsid="0013c91f" officeooo:paragraph-rsid="0013c91f"/>
    </style:style>
    <style:style style:name="P4" style:family="paragraph" style:parent-style-name="Text_20_body">
      <style:paragraph-properties fo:text-align="center" style:justify-single-word="false"/>
      <style:text-properties officeooo:rsid="0013c91f" officeooo:paragraph-rsid="0013c91f"/>
    </style:style>
    <style:style style:name="P5" style:family="paragraph" style:parent-style-name="Text_20_body">
      <style:text-properties officeooo:rsid="00157cfe" officeooo:paragraph-rsid="00157cfe"/>
    </style:style>
    <style:style style:name="P6" style:family="paragraph" style:parent-style-name="Text_20_body">
      <style:text-properties officeooo:rsid="00157cfe" officeooo:paragraph-rsid="0018ffc5"/>
    </style:style>
    <style:style style:name="P7" style:family="paragraph" style:parent-style-name="Text_20_body">
      <style:text-properties officeooo:rsid="00157cfe" officeooo:paragraph-rsid="001a110d"/>
    </style:style>
    <style:style style:name="P8" style:family="paragraph" style:parent-style-name="Text_20_body">
      <style:text-properties officeooo:rsid="001743a8" officeooo:paragraph-rsid="001743a8"/>
    </style:style>
    <style:style style:name="T1" style:family="text">
      <style:text-properties officeooo:rsid="0013c91f"/>
    </style:style>
    <style:style style:name="T2" style:family="text">
      <style:text-properties officeooo:rsid="00157cfe"/>
    </style:style>
    <style:style style:name="T3" style:family="text">
      <style:text-properties officeooo:rsid="0018ffc5"/>
    </style:style>
    <style:style style:name="T4" style:family="text">
      <style:text-properties officeooo:rsid="0019b2cd"/>
    </style:style>
    <style:style style:name="T5" style:family="text">
      <style:text-properties officeooo:rsid="001a110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3">Marks Processing program</text:span></text:h>
      <text:p text:style-name="P4"/>
      <text:h text:style-name="P3" text:outline-level="2">Design And Implementation</text:h>
      <text:p text:style-name="P7"><text:span text:style-name="T5"><text:tab/>The program is run through the ProcessMarks class file, which takes the result of the Marks class file and passes this to various methods to perform simple arithmetic and conversions, keeping the array that was returned by Marks intact. The program also does not rely on the methods being initiated in any order. Each is self reliant and only needs to be passed an array to work.</text:span></text:p>
      <text:h text:style-name="P3" text:outline-level="2">Testing</text:h>
      <text:p text:style-name="P5"><text:tab/><text:span text:style-name="T4">The marks file was used to test the program at the end, but initially </text:span><text:span text:style-name="T5">a single array that was 10 digits long, comprising of the numbers 1 – 10 was used in order to test the initial program, but about halfway through development the Marks file was implemented.</text:span></text:p>
      <text:h text:style-name="P2" text:outline-level="2"><text:span text:style-name="T1">Source Code File</text:span><text:span text:style-name="T2">s</text:span></text:h>
      <text:p text:style-name="P6"><text:span text:style-name="T3">Marks.java – Creates a series of pseudo-random numbers, to be used by the ProcessMarks class</text:span></text:p>
      <text:p text:style-name="P6"><text:span text:style-name="T3">ProcessMarks.java – Uses the marks provided by the Marks class to </text:span><text:span text:style-name="T4">perform a series of calculations <text:s/>and print these results</text:span></text:p>
      <text:h text:style-name="P3" text:outline-level="2">Supporting Files</text:h>
      <text:p text:style-name="P5"><text:tab/><text:span text:style-name="T5">No supporting files, unless Marks.class counts, in which case it is the compiled version of Marks.java</text:span></text:p>
      <text:h text:style-name="P3" text:outline-level="2">Use Case</text:h>
      <text:p text:style-name="P8"><text:tab/><text:span text:style-name="T5">The user places both Marks.class and ProcessMarks.class in the same directory, launches either an IDE, command prompt or terminal at said directory and then runs ProcessMarks using the appropriate command/too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5T18:26:56.28</meta:creation-date>
    <dc:title>Program Project Document</dc:title>
    <meta:editing-duration>PT51M32S</meta:editing-duration>
    <meta:editing-cycles>2</meta:editing-cycles>
    <meta:generator>LibreOffice/4.0.1.2$Windows_x86 LibreOffice_project/84102822e3d61eb989ddd325abf1ac077904985</meta:generator>
    <meta:initial-creator>Robert Gardner</meta:initial-creator>
    <dc:date>2013-04-15T19:48:49.07</dc:date>
    <dc:creator>Robert Gardner</dc:creator>
    <meta:document-statistic meta:table-count="0" meta:image-count="0" meta:object-count="0" meta:page-count="1" meta:paragraph-count="12" meta:word-count="207" meta:character-count="1266" meta:non-whitespace-character-count="1063"/>
    <meta:template xlink:type="simple" xlink:actuate="onRequest" xlink:title="Program Project Document" xlink:href="../../../AppData/Roaming/LibreOffice/4/user/template/Program%20Project%20Document1.ott" meta:date="2013-04-15T18:26:54.35"/>
  </office:meta>
</office:document-meta>
</file>